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72cm" fo:min-width="3.03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35cm" fo:min-width="5.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5cm" fo:min-width="8.3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8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66cm" fo:min-width="3.1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cm" svg:x="7.8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3cm" svg:height="2.6cm" svg:x="7.3cm" svg:y="5.4cm">
          <text:p text:style-name="P1">Input value received</text:p>
          <text:p text:style-name="P1">from the app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8.8cm" svg:height="1.8cm" svg:x="6.1cm" svg:y="9.2cm">
          <text:p text:style-name="P1">Check for the angle values</text:p>
          <text:p text:style-name="P1">different moto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3cm" svg:y1="4.3cm" svg:x2="10.3cm" svg:y2="5.4cm">
          <text:p/>
        </draw:line>
        <draw:line draw:style-name="gr4" draw:text-style-name="P3" draw:layer="layout" svg:x1="10.4cm" svg:y1="8cm" svg:x2="10.4cm" svg:y2="9.3cm">
          <text:p/>
        </draw:line>
        <draw:line draw:style-name="gr4" draw:text-style-name="P3" draw:layer="layout" svg:x1="10.4cm" svg:y1="11cm" svg:x2="10.4cm" svg:y2="12.8cm">
          <text:p/>
        </draw:line>
        <draw:frame draw:style-name="gr5" draw:text-style-name="P4" draw:layer="layout" svg:width="2.335cm" svg:height="1.062cm" svg:x="10.3cm" svg:y="11.3cm">
          <draw:text-box>
            <text:p><text:s/></text:p>
          </draw:text-box>
        </draw:frame>
        <draw:custom-shape draw:style-name="gr6" draw:text-style-name="P2" draw:layer="layout" svg:width="8.6cm" svg:height="1.4cm" svg:x="6.1cm" svg:y="12.7cm">
          <text:p text:style-name="P1">Actuate motors</text:p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5cm" svg:height="5cm" svg:x="7.9cm" svg:y="15.6cm">
          <text:p text:style-name="P1">Check for </text:p>
          <text:p text:style-name="P1">Save optio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0.4cm" svg:y1="14.1cm" svg:x2="10.4cm" svg:y2="15.6cm">
          <text:p/>
        </draw:line>
        <draw:line draw:style-name="gr4" draw:text-style-name="P3" draw:layer="layout" svg:x1="10.4cm" svg:y1="20.6cm" svg:x2="10.4cm" svg:y2="22.7cm">
          <text:p/>
        </draw:line>
        <draw:custom-shape draw:style-name="gr8" draw:text-style-name="P2" draw:layer="layout" svg:width="8.5cm" svg:height="1.4cm" svg:x="6.2cm" svg:y="22.6cm">
          <text:p text:style-name="P1">Actuate the motors in a loop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-0.999cm" svg:x1="7.9cm" svg:y1="18.1cm" svg:x2="6.1cm" svg:y2="10.1cm" draw:start-shape="id1" draw:start-glue-point="5" draw:end-shape="id2" draw:end-glue-point="3" svg:d="M7900 18100h-3300v-8000h1500" svg:viewBox="0 0 3301 8001">
          <text:p/>
        </draw:connector>
        <draw:frame draw:style-name="gr9" draw:text-style-name="P4" draw:layer="layout" svg:width="1.535cm" svg:height="1.362cm" svg:x="10.3cm" svg:y="20.9cm">
          <draw:text-box>
            <text:p>Yes</text:p>
          </draw:text-box>
        </draw:frame>
        <draw:frame draw:style-name="gr10" draw:text-style-name="P4" draw:layer="layout" svg:width="1.511cm" svg:height="1.162cm" svg:x="3.4cm" svg:y="13.838cm">
          <draw:text-box>
            <text:p>No</text:p>
          </draw:text-box>
        </draw:frame>
        <draw:custom-shape draw:style-name="gr11" draw:text-style-name="P2" draw:layer="layout" svg:width="5.1cm" svg:height="2.7cm" svg:x="7.9cm" svg:y="2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4cm" svg:y1="24cm" svg:x2="10.4cm" svg:y2="2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22:42:51.247000000</meta:creation-date>
    <dc:date>2019-10-13T00:01:29.923000000</dc:date>
    <meta:editing-duration>PT7M10S</meta:editing-duration>
    <meta:editing-cycles>1</meta:editing-cycles>
    <meta:document-statistic meta:object-count="17"/>
    <meta:generator>LibreOffice/6.2.3.2$Windows_X86_64 LibreOffice_project/aecc05fe267cc68dde00352a451aa867b3b546ac</meta:generator>
  </office:meta>
</office:document-meta>
</file>